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column table:style-name="co4" table:number-columns-repeated="4" table:default-cell-style-name="Default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  <table:table-cell table:number-columns-repeated="4"/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-120">
            <text:p>-1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-5">
            <text:p>-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  <table:table-cell table:number-columns-repeated="2"/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-150">
            <text:p>-15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indirect</text:p>
          </table:table-cell>
          <table:table-cell/>
          <table:table-cell office:value-type="float" office:value="121">
            <text:p>121</text:p>
          </table:table-cell>
          <table:table-cell office:value-type="float" office:value="151">
            <text:p>151</text:p>
          </table:table-cell>
          <table:table-cell office:value-type="string">
            <text:p>172 (left)</text:p>
          </table:table-cell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104">
            <text:p>-104</text:p>
          </table:table-cell>
          <table:table-cell office:value-type="float" office:value="84">
            <text:p>84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  <table:table-cell table:number-columns-repeated="4"/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style-name="ce6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  <table:table-cell table:number-columns-repeated="4"/>
        </table:table-row>
        <table:table-row table:style-name="ro2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5/01/2019</text:date>, <text:time>14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5-01T14:59:31</dc:date>
    <dc:creator>Chuck Coughlin</dc:creator>
    <meta:editing-duration>P3DT17H8M18S</meta:editing-duration>
    <meta:editing-cycles>25</meta:editing-cycles>
    <meta:generator>OpenOffice/4.1.3$Unix OpenOffice.org_project/413m1$Build-9783</meta:generator>
    <meta:document-statistic meta:table-count="3" meta:cell-count="303" meta:object-count="0"/>
  </office:meta>
</office:document-meta>
</file>